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980" officeooo:paragraph-rsid="00158980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text-properties officeooo:paragraph-rsid="00158980"/>
    </style:style>
    <style:style style:name="P7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T1" style:family="text">
      <style:text-properties officeooo:rsid="00158980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3" style:family="text">
      <style:text-properties fo:color="#d7ba7d" loext:opacity="100%"/>
    </style:style>
    <style:style style:name="T14" style:family="text">
      <style:text-properties fo:color="#d7ba7d" loext:opacity="100%" style:font-name="Droid Sans Mono" fo:font-size="10.5pt" fo:font-weight="normal" fo:background-color="#1f1f1f" loext:char-shading-value="0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4fc1ff" loext:opacity="100%"/>
    </style:style>
    <style:style style:name="T18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19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<text:span text:style-name="T1">Index.html<text:line-break/><text:line-break/></text:span><text:span text:style-name="T3">&lt;!</text:span><text:span text:style-name="T5">DOCTYPE</text:span><text:span text:style-name="T6"> </text:span><text:span text:style-name="T8">html</text:span><text:span text:style-name="T3">&gt;</text:span><text:span text:style-name="T6"> </text:span></text:p>
      <text:p text:style-name="P2"><text:span text:style-name="T2">&lt;</text:span><text:span text:style-name="T4">html</text:span> <text:span text:style-name="T7">lang</text:span>=<text:span text:style-name="T9">"en"</text:span><text:span text:style-name="T2">&gt;</text:span> </text:p>
      <text:p text:style-name="P2"><text:span text:style-name="T2">&lt;</text:span><text:span text:style-name="T4">head</text:span><text:span text:style-name="T2">&gt;</text:span> </text:p>
      <text:p text:style-name="P2"><text:span text:style-name="T2">&lt;</text:span><text:span text:style-name="T4">meta</text:span> <text:span text:style-name="T7">charset</text:span>=<text:span text:style-name="T9">"UTF-8"</text:span><text:span text:style-name="T2">&gt;</text:span> </text:p>
      <text:p text:style-name="P2"><text:span text:style-name="T2">&lt;</text:span><text:span text:style-name="T4">meta</text:span> <text:span text:style-name="T7">name</text:span>=<text:span text:style-name="T9">"viewport"</text:span> <text:span text:style-name="T7">content</text:span>=<text:span text:style-name="T9">"width=device-width, initial-scale=1.0"</text:span><text:span text:style-name="T2">&gt;</text:span></text:p>
      <text:p text:style-name="P2"><text:span text:style-name="T2">&lt;</text:span><text:span text:style-name="T4">title</text:span><text:span text:style-name="T2">&gt;</text:span>Movie Manager<text:span text:style-name="T2">&lt;/</text:span><text:span text:style-name="T4">title</text:span><text:span text:style-name="T2">&gt;</text:span> </text:p>
      <text:p text:style-name="P2"><text:span text:style-name="T2">&lt;</text:span><text:span text:style-name="T4">link</text:span> <text:span text:style-name="T7">rel</text:span> = <text:span text:style-name="T9">"stylesheet"</text:span> <text:span text:style-name="T7">href</text:span> = <text:span text:style-name="T9">"./css/style.css"</text:span><text:span text:style-name="T2">&gt;</text:span></text:p>
      <text:p text:style-name="P2"><text:span text:style-name="T2">&lt;/</text:span><text:span text:style-name="T4">head</text:span><text:span text:style-name="T2">&gt;</text:span> </text:p>
      <text:p text:style-name="P2"><text:span text:style-name="T2">&lt;</text:span><text:span text:style-name="T4">body</text:span><text:span text:style-name="T2">&gt;</text:span> </text:p>
      <text:p text:style-name="P2"><text:span text:style-name="T2">&lt;</text:span><text:span text:style-name="T4">div</text:span> <text:span text:style-name="T7">id</text:span>=<text:span text:style-name="T9">"top"</text:span><text:span text:style-name="T2">&gt;</text:span></text:p>
      <text:p text:style-name="P2"><text:span text:style-name="T2">&lt;</text:span><text:span text:style-name="T4">h1</text:span><text:span text:style-name="T2">&gt;</text:span>Movie Collection Manager<text:span text:style-name="T2">&lt;/</text:span><text:span text:style-name="T4">h1</text:span><text:span text:style-name="T2">&gt;</text:span> </text:p>
      <text:p text:style-name="P2"><text:span text:style-name="T2">&lt;</text:span><text:span text:style-name="T4">form</text:span> <text:span text:style-name="T7">id</text:span>=<text:span text:style-name="T9">"add-movie-form"</text:span><text:span text:style-name="T2">&gt;</text:span> </text:p>
      <text:p text:style-name="P2"><text:span text:style-name="T2">&lt;</text:span><text:span text:style-name="T4">h3</text:span><text:span text:style-name="T2">&gt;</text:span>Add New Movies<text:span text:style-name="T2">&lt;/</text:span><text:span text:style-name="T4">h3</text:span><text:span text:style-name="T2">&gt;</text:span> </text:p>
      <text:p text:style-name="P2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title"</text:span> <text:span text:style-name="T7">placeholder</text:span>=<text:span text:style-name="T9">"Title"</text:span> <text:span text:style-name="T7">required</text:span><text:span text:style-name="T2">&gt;</text:span> </text:p>
      <text:p text:style-name="P2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genre"</text:span> <text:span text:style-name="T7">placeholder</text:span>=<text:span text:style-name="T9">"Genre"</text:span><text:span text:style-name="T2">&gt;</text:span> </text:p>
      <text:p text:style-name="P2"><text:span text:style-name="T2">&lt;</text:span><text:span text:style-name="T4">input</text:span> <text:span text:style-name="T7">type</text:span>=<text:span text:style-name="T9">"number"</text:span> <text:span text:style-name="T7">id</text:span>=<text:span text:style-name="T9">"year"</text:span> <text:span text:style-name="T7">placeholder</text:span>=<text:span text:style-name="T9">"Release Year"</text:span> <text:span text:style-name="T7">required</text:span><text:span text:style-name="T2">&gt;</text:span> </text:p>
      <text:p text:style-name="P2"><text:span text:style-name="T2">&lt;</text:span><text:span text:style-name="T4">button</text:span> <text:span text:style-name="T7">id</text:span> = <text:span text:style-name="T9">"add"</text:span> <text:span text:style-name="T7">type</text:span>=<text:span text:style-name="T9">"submit"</text:span><text:span text:style-name="T2">&gt;</text:span>Add Movie<text:span text:style-name="T2">&lt;/</text:span><text:span text:style-name="T4">button</text:span><text:span text:style-name="T2">&gt;</text:span> </text:p>
      <text:p text:style-name="P2"><text:span text:style-name="T2">&lt;/</text:span><text:span text:style-name="T4">form</text:span><text:span text:style-name="T2">&gt;</text:span> </text:p>
      <text:p text:style-name="P2"><text:span text:style-name="T2">&lt;/</text:span><text:span text:style-name="T4">div</text:span><text:span text:style-name="T2">&gt;</text:span></text:p>
      <text:p text:style-name="P2"><text:span text:style-name="T2">&lt;</text:span><text:span text:style-name="T4">hr</text:span><text:span text:style-name="T2">&gt;</text:span> </text:p>
      <text:p text:style-name="P2"><text:span text:style-name="T2">&lt;</text:span><text:span text:style-name="T4">div</text:span> <text:span text:style-name="T7">id</text:span> = <text:span text:style-name="T9">"bottom"</text:span><text:span text:style-name="T2">&gt;</text:span></text:p>
      <text:p text:style-name="P2"><text:span text:style-name="T2">&lt;</text:span><text:span text:style-name="T4">h2</text:span><text:span text:style-name="T2">&gt;</text:span>Movie List<text:span text:style-name="T2">&lt;/</text:span><text:span text:style-name="T4">h2</text:span><text:span text:style-name="T2">&gt;</text:span> </text:p>
      <text:p text:style-name="P2"><text:span text:style-name="T2">&lt;</text:span><text:span text:style-name="T4">input</text:span> <text:span text:style-name="T7">type</text:span>=<text:span text:style-name="T9">"text"</text:span> <text:span text:style-name="T7">id</text:span>=<text:span text:style-name="T9">"search-input"</text:span> <text:span text:style-name="T7">placeholder</text:span>=<text:span text:style-name="T9">"Search movies by title or genre"</text:span><text:span text:style-name="T2">&gt;</text:span> </text:p>
      <text:p text:style-name="P2"><text:span text:style-name="T2">&lt;</text:span><text:span text:style-name="T4">div</text:span> <text:span text:style-name="T7">id</text:span>=<text:span text:style-name="T9">"movie-list"</text:span><text:span text:style-name="T2">&gt;</text:span> </text:p>
      <text:p text:style-name="P2"><text:span text:style-name="T2">&lt;/</text:span><text:span text:style-name="T4">div</text:span><text:span text:style-name="T2">&gt;</text:span></text:p>
      <text:p text:style-name="P2"><text:span text:style-name="T2">&lt;/</text:span><text:span text:style-name="T4">div</text:span><text:span text:style-name="T2">&gt;</text:span></text:p>
      <text:p text:style-name="P3">&lt;!-- &lt;script src="script_async_await.js"&gt;&lt;/script&gt; --&gt;</text:p>
      <text:p text:style-name="P2"><text:span text:style-name="T2">&lt;</text:span><text:span text:style-name="T4">script</text:span><text:span text:style-name="T11"> </text:span><text:span text:style-name="T7">src</text:span><text:span text:style-name="T11">=</text:span><text:span text:style-name="T9">"script.js"</text:span><text:span text:style-name="T2">&gt;&lt;/</text:span><text:span text:style-name="T4">script</text:span><text:span text:style-name="T2">&gt;</text:span> </text:p>
      <text:p text:style-name="P2"><text:span text:style-name="T2">&lt;/</text:span><text:span text:style-name="T4">body</text:span><text:span text:style-name="T2">&gt;</text:span> </text:p>
      <text:p text:style-name="P2"><text:span text:style-name="T2">&lt;/</text:span><text:span text:style-name="T4">html</text:span><text:span text:style-name="T2">&gt;</text:span></text:p>
      <text:p text:style-name="P6"><text:span text:style-name="T1"><text:line-break/><text:line-break/>style.css<text:line-break/><text:line-break/></text:span><text:span text:style-name="T14">body</text:span><text:span text:style-name="T6"> {</text:span></text:p>
      <text:p text:style-name="P2"><text:span text:style-name="T7">margin</text:span>: <text:span text:style-name="T15">0</text:span>;</text:p>
      <text:p text:style-name="P2"><text:span text:style-name="T7">padding</text:span>: <text:span text:style-name="T15">0</text:span>;</text:p>
      <text:p text:style-name="P2"><text:span text:style-name="T7">background-color</text:span>: <text:span text:style-name="T9">#f3f3f3</text:span>;</text:p>
      <text:p text:style-name="P2">}</text:p>
      <text:p text:style-name="P4"/>
      <text:p text:style-name="P2"><text:span text:style-name="T13">#top</text:span> {</text:p>
      <text:p text:style-name="P2"><text:span text:style-name="T7">display</text:span>: <text:span text:style-name="T9">flex</text:span>;</text:p>
      <text:p text:style-name="P2"><text:span text:style-name="T7">align-items</text:span>: <text:span text:style-name="T9">center</text:span>;</text:p>
      <text:p text:style-name="P2"><text:span text:style-name="T7">justify-content</text:span>: <text:span text:style-name="T9">center</text:span>;</text:p>
      <text:p text:style-name="P2"><text:span text:style-name="T7">flex-direction</text:span>: <text:span text:style-name="T9">column</text:span>;</text:p>
      <text:p text:style-name="P2"><text:span text:style-name="T7">padding</text:span>: <text:span text:style-name="T15">2rem</text:span> <text:span text:style-name="T15">1rem</text:span>;</text:p>
      <text:p text:style-name="P2"><text:span text:style-name="T7">background-color</text:span>: <text:span text:style-name="T9">#ffffff</text:span>;</text:p>
      <text:p text:style-name="P2"><text:span text:style-name="T7">box-shadow</text:span>: <text:span text:style-name="T15">0px</text:span> <text:span text:style-name="T15">2px</text:span> <text:span text:style-name="T15">10px</text:span> <text:span text:style-name="T16">rgba</text:span>(<text:span text:style-name="T15">0</text:span>,<text:span text:style-name="T15">0</text:span>,<text:span text:style-name="T15">0</text:span>,<text:span text:style-name="T15">0.1</text:span>);</text:p>
      <text:p text:style-name="P2"><text:soft-page-break/>}</text:p>
      <text:p text:style-name="P4"/>
      <text:p text:style-name="P2"><text:span text:style-name="T13">h1</text:span>, <text:span text:style-name="T13">h2</text:span> {</text:p>
      <text:p text:style-name="P2"><text:span text:style-name="T7">text-align</text:span>: <text:span text:style-name="T9">center</text:span>;</text:p>
      <text:p text:style-name="P2"><text:span text:style-name="T7">margin</text:span>: <text:span text:style-name="T15">0</text:span>;</text:p>
      <text:p text:style-name="P2"><text:span text:style-name="T7">padding</text:span>: <text:span text:style-name="T15">10px</text:span> <text:span text:style-name="T15">0</text:span>;</text:p>
      <text:p text:style-name="P2"><text:span text:style-name="T7">color</text:span>: <text:span text:style-name="T9">#333</text:span>;</text:p>
      <text:p text:style-name="P2">}</text:p>
      <text:p text:style-name="P4"/>
      <text:p text:style-name="P2"><text:span text:style-name="T13">h3</text:span> {</text:p>
      <text:p text:style-name="P2"><text:span text:style-name="T7">text-align</text:span>: <text:span text:style-name="T9">center</text:span>;</text:p>
      <text:p text:style-name="P2"><text:span text:style-name="T7">margin-bottom</text:span>: <text:span text:style-name="T15">10px</text:span>;</text:p>
      <text:p text:style-name="P2"><text:span text:style-name="T7">color</text:span>: <text:span text:style-name="T9">#444</text:span>;</text:p>
      <text:p text:style-name="P2">}</text:p>
      <text:p text:style-name="P4"/>
      <text:p text:style-name="P2"><text:span text:style-name="T13">input</text:span>, <text:span text:style-name="T13">#search-input</text:span> {</text:p>
      <text:p text:style-name="P2"><text:span text:style-name="T7">width</text:span>: <text:span text:style-name="T15">250px</text:span>;</text:p>
      <text:p text:style-name="P2"><text:span text:style-name="T7">padding</text:span>: <text:span text:style-name="T15">10px</text:span>;</text:p>
      <text:p text:style-name="P2"><text:span text:style-name="T7">margin</text:span>: <text:span text:style-name="T15">10px</text:span> <text:span text:style-name="T9">auto</text:span>;</text:p>
      <text:p text:style-name="P2"><text:span text:style-name="T7">border</text:span>: <text:span text:style-name="T15">1px</text:span> <text:span text:style-name="T9">solid</text:span> <text:span text:style-name="T9">#aaa</text:span>;</text:p>
      <text:p text:style-name="P2"><text:span text:style-name="T7">border-radius</text:span>: <text:span text:style-name="T15">6px</text:span>;</text:p>
      <text:p text:style-name="P2"><text:span text:style-name="T7">font-size</text:span>: <text:span text:style-name="T15">14px</text:span>;</text:p>
      <text:p text:style-name="P2"><text:span text:style-name="T7">display</text:span>: <text:span text:style-name="T9">block</text:span>;</text:p>
      <text:p text:style-name="P2">}</text:p>
      <text:p text:style-name="P4"/>
      <text:p text:style-name="P2"><text:span text:style-name="T13">#add</text:span> {</text:p>
      <text:p text:style-name="P2"><text:span text:style-name="T7">padding</text:span>: <text:span text:style-name="T15">10px</text:span> <text:span text:style-name="T15">16px</text:span>;</text:p>
      <text:p text:style-name="P2"><text:span text:style-name="T7">margin-top</text:span>: <text:span text:style-name="T15">10px</text:span>;</text:p>
      <text:p text:style-name="P2"><text:span text:style-name="T7">border</text:span>: <text:span text:style-name="T9">none</text:span>;</text:p>
      <text:p text:style-name="P2"><text:span text:style-name="T7">background-color</text:span>: <text:span text:style-name="T9">#4a76ff</text:span>;</text:p>
      <text:p text:style-name="P2"><text:span text:style-name="T7">color</text:span>: <text:span text:style-name="T9">white</text:span>;</text:p>
      <text:p text:style-name="P2"><text:span text:style-name="T7">border-radius</text:span>: <text:span text:style-name="T15">6px</text:span>;</text:p>
      <text:p text:style-name="P2"><text:span text:style-name="T7">cursor</text:span>: <text:span text:style-name="T9">pointer</text:span>;</text:p>
      <text:p text:style-name="P2"><text:span text:style-name="T7">transition</text:span>: <text:span text:style-name="T15">0.2s</text:span>;</text:p>
      <text:p text:style-name="P2">}</text:p>
      <text:p text:style-name="P4"/>
      <text:p text:style-name="P2"><text:span text:style-name="T13">#add:hover</text:span> {</text:p>
      <text:p text:style-name="P2"><text:span text:style-name="T7">background-color</text:span>: <text:span text:style-name="T9">#345fe0</text:span>;</text:p>
      <text:p text:style-name="P2">}</text:p>
      <text:p text:style-name="P4"/>
      <text:p text:style-name="P2"><text:span text:style-name="T13">#bottom</text:span> {</text:p>
      <text:p text:style-name="P2"><text:span text:style-name="T7">padding</text:span>: <text:span text:style-name="T15">1rem</text:span>;</text:p>
      <text:p text:style-name="P2">}</text:p>
      <text:p text:style-name="P4"/>
      <text:p text:style-name="P2"><text:span text:style-name="T13">#movie-list</text:span> {</text:p>
      <text:p text:style-name="P2"><text:span text:style-name="T7">display</text:span>: <text:span text:style-name="T9">flex</text:span>;</text:p>
      <text:p text:style-name="P2"><text:span text:style-name="T7">justify-content</text:span>: <text:span text:style-name="T9">center</text:span>;</text:p>
      <text:p text:style-name="P2"><text:span text:style-name="T7">flex-wrap</text:span>: <text:span text:style-name="T9">wrap</text:span>;</text:p>
      <text:p text:style-name="P2"><text:span text:style-name="T7">gap</text:span>: <text:span text:style-name="T15">15px</text:span>;</text:p>
      <text:p text:style-name="P2"><text:span text:style-name="T7">padding</text:span>: <text:span text:style-name="T15">1rem</text:span>;</text:p>
      <text:p text:style-name="P2">}</text:p>
      <text:p text:style-name="P4"><text:soft-page-break/></text:p>
      <text:p text:style-name="P2"><text:span text:style-name="T13">.movies</text:span> {</text:p>
      <text:p text:style-name="P2"><text:span text:style-name="T7">background-color</text:span>: <text:span text:style-name="T9">#fff</text:span>;</text:p>
      <text:p text:style-name="P2"><text:span text:style-name="T7">padding</text:span>: <text:span text:style-name="T15">1rem</text:span>;</text:p>
      <text:p text:style-name="P2"><text:span text:style-name="T7">width</text:span>: <text:span text:style-name="T15">250px</text:span>;</text:p>
      <text:p text:style-name="P2"><text:span text:style-name="T7">border-radius</text:span>: <text:span text:style-name="T15">10px</text:span>;</text:p>
      <text:p text:style-name="P2"><text:span text:style-name="T7">border</text:span>: <text:span text:style-name="T15">1px</text:span> <text:span text:style-name="T9">solid</text:span> <text:span text:style-name="T9">#ddd</text:span>;</text:p>
      <text:p text:style-name="P2"><text:span text:style-name="T7">display</text:span>: <text:span text:style-name="T9">flex</text:span>;</text:p>
      <text:p text:style-name="P2"><text:span text:style-name="T7">flex-direction</text:span>: <text:span text:style-name="T9">column</text:span>;</text:p>
      <text:p text:style-name="P2"><text:span text:style-name="T7">gap</text:span>: <text:span text:style-name="T15">10px</text:span>;</text:p>
      <text:p text:style-name="P2"><text:span text:style-name="T7">box-shadow</text:span>: <text:span text:style-name="T15">0px</text:span> <text:span text:style-name="T15">3px</text:span> <text:span text:style-name="T15">8px</text:span> <text:span text:style-name="T16">rgba</text:span>(<text:span text:style-name="T15">0</text:span>,<text:span text:style-name="T15">0</text:span>,<text:span text:style-name="T15">0</text:span>,<text:span text:style-name="T15">0.1</text:span>);</text:p>
      <text:p text:style-name="P2">}</text:p>
      <text:p text:style-name="P4"/>
      <text:p text:style-name="P2"><text:span text:style-name="T13">.movies</text:span> <text:span text:style-name="T13">p</text:span> {</text:p>
      <text:p text:style-name="P2"><text:span text:style-name="T7">margin</text:span>: <text:span text:style-name="T15">0</text:span>;</text:p>
      <text:p text:style-name="P2"><text:span text:style-name="T7">font-size</text:span>: <text:span text:style-name="T15">15px</text:span>;</text:p>
      <text:p text:style-name="P2"><text:span text:style-name="T7">color</text:span>: <text:span text:style-name="T9">#222</text:span>;</text:p>
      <text:p text:style-name="P2">}</text:p>
      <text:p text:style-name="P4"/>
      <text:p text:style-name="P2"><text:span text:style-name="T13">.edit-btn</text:span>, <text:span text:style-name="T13">.delete-btn</text:span> {</text:p>
      <text:p text:style-name="P2"><text:span text:style-name="T7">padding</text:span>: <text:span text:style-name="T15">8px</text:span> <text:span text:style-name="T15">12px</text:span>;</text:p>
      <text:p text:style-name="P2"><text:span text:style-name="T7">border</text:span>: <text:span text:style-name="T9">none</text:span>;</text:p>
      <text:p text:style-name="P2"><text:span text:style-name="T7">border-radius</text:span>: <text:span text:style-name="T15">6px</text:span>;</text:p>
      <text:p text:style-name="P2"><text:span text:style-name="T7">font-size</text:span>: <text:span text:style-name="T15">14px</text:span>;</text:p>
      <text:p text:style-name="P2">}</text:p>
      <text:p text:style-name="P4"/>
      <text:p text:style-name="P2"><text:span text:style-name="T13">.edit-btn</text:span> {</text:p>
      <text:p text:style-name="P2"><text:span text:style-name="T7">background-color</text:span>: <text:span text:style-name="T9">#ffc107</text:span>;</text:p>
      <text:p text:style-name="P2">}</text:p>
      <text:p text:style-name="P4"/>
      <text:p text:style-name="P2"><text:span text:style-name="T13">.edit-btn:hover</text:span> {</text:p>
      <text:p text:style-name="P2"><text:span text:style-name="T7">background-color</text:span>: <text:span text:style-name="T9">#e0a800</text:span>;</text:p>
      <text:p text:style-name="P2">}</text:p>
      <text:p text:style-name="P4"/>
      <text:p text:style-name="P2"><text:span text:style-name="T13">.delete-btn</text:span> {</text:p>
      <text:p text:style-name="P2"><text:span text:style-name="T7">background-color</text:span>: <text:span text:style-name="T9">#dc3545</text:span>;</text:p>
      <text:p text:style-name="P2"><text:span text:style-name="T7">color</text:span>: <text:span text:style-name="T9">white</text:span>;</text:p>
      <text:p text:style-name="P2">}</text:p>
      <text:p text:style-name="P4"/>
      <text:p text:style-name="P2"><text:span text:style-name="T13">.delete-btn:hover</text:span> {</text:p>
      <text:p text:style-name="P2"><text:span text:style-name="T7">background-color</text:span>: <text:span text:style-name="T9">#b02a37</text:span>;</text:p>
      <text:p text:style-name="P2">}</text:p>
      <text:p text:style-name="P4"/>
      <text:p text:style-name="P2"><text:span text:style-name="T13">#search-input</text:span> {</text:p>
      <text:p text:style-name="P2"><text:span text:style-name="T7">width</text:span>: <text:span text:style-name="T15">60%</text:span>;</text:p>
      <text:p text:style-name="P2"><text:span text:style-name="T7">max-width</text:span>: <text:span text:style-name="T15">400px</text:span>;</text:p>
      <text:p text:style-name="P2">}</text:p>
      <text:p text:style-name="P2"/>
      <text:p text:style-name="P6"><text:span text:style-name="T1"><text:line-break/><text:line-break/></text:span><text:soft-page-break/><text:span text:style-name="T1">script.js<text:line-break/></text:span><text:span text:style-name="T5">const</text:span><text:span text:style-name="T6"> </text:span><text:span text:style-name="T18">API_URL</text:span><text:span text:style-name="T6"> </text:span><text:span text:style-name="T12">=</text:span><text:span text:style-name="T6"> </text:span><text:span text:style-name="T10">'http://localhost:3000/movies'</text:span><text:span text:style-name="T6">;</text:span></text:p>
      <text:p text:style-name="P4"/>
      <text:p text:style-name="P2"><text:span text:style-name="T4">const</text:span> <text:span text:style-name="T17">movieListDiv</text:span> <text:span text:style-name="T11">=</text:span> <text:span text:style-name="T7">document</text:span>.<text:span text:style-name="T16">getElementById</text:span>(<text:span text:style-name="T9">'movie-list'</text:span>);</text:p>
      <text:p text:style-name="P2"><text:span text:style-name="T4">const</text:span> <text:span text:style-name="T17">searchInput</text:span> <text:span text:style-name="T11">=</text:span> <text:span text:style-name="T7">document</text:span>.<text:span text:style-name="T16">getElementById</text:span>(<text:span text:style-name="T9">'search-input'</text:span>);</text:p>
      <text:p text:style-name="P2"><text:span text:style-name="T4">const</text:span> <text:span text:style-name="T17">form</text:span> <text:span text:style-name="T11">=</text:span> <text:span text:style-name="T7">document</text:span>.<text:span text:style-name="T16">getElementById</text:span>(<text:span text:style-name="T9">'add-movie-form'</text:span>);</text:p>
      <text:p text:style-name="P4"/>
      <text:p text:style-name="P2"><text:span text:style-name="T4">let</text:span> <text:span text:style-name="T7">allMovies</text:span> <text:span text:style-name="T11">=</text:span> [];</text:p>
      <text:p text:style-name="P4"/>
      <text:p text:style-name="P2"><text:span text:style-name="T4">function</text:span> <text:span text:style-name="T16">renderMovies</text:span>(<text:span text:style-name="T7">moviesToDisplay</text:span>) {</text:p>
      <text:p text:style-name="P2"><text:span text:style-name="T17">movieListDiv</text:span>.<text:span text:style-name="T7">innerHTML</text:span> <text:span text:style-name="T11">=</text:span> <text:span text:style-name="T9">''</text:span>;</text:p>
      <text:p text:style-name="P2"><text:span text:style-name="T19">if</text:span> (<text:span text:style-name="T7">moviesToDisplay</text:span>.<text:span text:style-name="T7">length</text:span> <text:span text:style-name="T11">===</text:span> <text:span text:style-name="T15">0</text:span>) {</text:p>
      <text:p text:style-name="P2"><text:span text:style-name="T17">movieListDiv</text:span>.<text:span text:style-name="T7">innerHTML</text:span> <text:span text:style-name="T11">=</text:span> <text:span text:style-name="T9">'&lt;p&gt;No movies found matching your criteria.&lt;/p&gt;'</text:span>;</text:p>
      <text:p text:style-name="P2"><text:span text:style-name="T19">return</text:span>;</text:p>
      <text:p text:style-name="P2">}</text:p>
      <text:p text:style-name="P2"><text:span text:style-name="T7">moviesToDisplay</text:span>.<text:span text:style-name="T16">forEach</text:span>(<text:span text:style-name="T7">movie</text:span> <text:span text:style-name="T4">=&gt;</text:span> {</text:p>
      <text:p text:style-name="P2"><text:span text:style-name="T4">const</text:span> <text:span text:style-name="T17">movieElement</text:span> <text:span text:style-name="T11">=</text:span> <text:span text:style-name="T7">document</text:span>.<text:span text:style-name="T16">createElement</text:span>(<text:span text:style-name="T9">'div'</text:span>);</text:p>
      <text:p text:style-name="P2"><text:span text:style-name="T17">movieElement</text:span>.<text:span text:style-name="T7">classList</text:span>.<text:span text:style-name="T16">add</text:span>(<text:span text:style-name="T9">'movie-item'</text:span>);</text:p>
      <text:p text:style-name="P2"><text:span text:style-name="T17">movieElement</text:span>.<text:span text:style-name="T7">innerHTML</text:span> <text:span text:style-name="T11">=</text:span> <text:span text:style-name="T9">`&lt;div class="movies"</text:span></text:p>
      <text:p text:style-name="P2"><text:span text:style-name="T9">&lt;p&gt;&lt;strong&gt;</text:span><text:span text:style-name="T4">${</text:span><text:span text:style-name="T7">movie</text:span><text:span text:style-name="T11">.</text:span><text:span text:style-name="T7">title</text:span><text:span text:style-name="T4">}</text:span><text:span text:style-name="T9">&lt;/strong&gt; (</text:span><text:span text:style-name="T4">${</text:span><text:span text:style-name="T7">movie</text:span><text:span text:style-name="T11">.</text:span><text:span text:style-name="T7">year</text:span><text:span text:style-name="T4">}</text:span><text:span text:style-name="T9">) - </text:span><text:span text:style-name="T4">${</text:span><text:span text:style-name="T7">movie</text:span><text:span text:style-name="T11">.</text:span><text:span text:style-name="T7">genre</text:span><text:span text:style-name="T4">}</text:span><text:span text:style-name="T9">&lt;/p&gt;</text:span></text:p>
      <text:p text:style-name="P7">&lt;div id="movie-btn"&gt;</text:p>
      <text:p text:style-name="P7">&lt;button class="edit-btn"&gt;Edit&lt;/button&gt;</text:p>
      <text:p text:style-name="P7">&lt;button class="delete-btn"&gt;Delete&lt;/button&gt;</text:p>
      <text:p text:style-name="P7">&lt;/div&gt;</text:p>
      <text:p text:style-name="P7">&lt;/div&gt;</text:p>
      <text:p text:style-name="P2"><text:span text:style-name="T9">`</text:span>;</text:p>
      <text:p text:style-name="P2"><text:span text:style-name="T17">movieListDiv</text:span>.<text:span text:style-name="T16">appendChild</text:span>(<text:span text:style-name="T17">movieElement</text:span>);</text:p>
      <text:p text:style-name="P4"/>
      <text:p text:style-name="P2"><text:span text:style-name="T17">movieElement</text:span>.<text:span text:style-name="T16">querySelector</text:span>(<text:span text:style-name="T9">'.edit-btn'</text:span>).<text:span text:style-name="T16">addEventListener</text:span>(<text:span text:style-name="T9">'click'</text:span>, <text:span text:style-name="T4">function</text:span>() {</text:p>
      <text:p text:style-name="P2"><text:span text:style-name="T16">editMoviePrompt</text:span>(<text:span text:style-name="T7">movie</text:span>.<text:span text:style-name="T7">id</text:span>, <text:span text:style-name="T7">movie</text:span>.<text:span text:style-name="T7">title</text:span>, <text:span text:style-name="T7">movie</text:span>.<text:span text:style-name="T7">year</text:span>, <text:span text:style-name="T7">movie</text:span>.<text:span text:style-name="T7">genre</text:span>);</text:p>
      <text:p text:style-name="P2">});</text:p>
      <text:p text:style-name="P2"><text:span text:style-name="T17">movieElement</text:span>.<text:span text:style-name="T16">querySelector</text:span>(<text:span text:style-name="T9">'.delete-btn'</text:span>).<text:span text:style-name="T16">addEventListener</text:span>(<text:span text:style-name="T9">'click'</text:span>, <text:span text:style-name="T4">function</text:span>() {</text:p>
      <text:p text:style-name="P2"><text:span text:style-name="T16">deleteMovie</text:span>(<text:span text:style-name="T7">movie</text:span>.<text:span text:style-name="T7">id</text:span>);</text:p>
      <text:p text:style-name="P2">});</text:p>
      <text:p text:style-name="P2">});</text:p>
      <text:p text:style-name="P2">}</text:p>
      <text:p text:style-name="P4"/>
      <text:p text:style-name="P2"><text:span text:style-name="T4">function</text:span> <text:span text:style-name="T16">fetchMovies</text:span>() {</text:p>
      <text:p text:style-name="P2"><text:span text:style-name="T16">fetch</text:span>(<text:span text:style-name="T17">API_URL</text:span>)</text:p>
      <text:p text:style-name="P2">.<text:span text:style-name="T16">then</text:span>(<text:span text:style-name="T7">response</text:span> <text:span text:style-name="T4">=&gt;</text:span> <text:span text:style-name="T7">response</text:span>.<text:span text:style-name="T16">json</text:span>())</text:p>
      <text:p text:style-name="P2">.<text:span text:style-name="T16">then</text:span>(<text:span text:style-name="T7">movies</text:span> <text:span text:style-name="T4">=&gt;</text:span> {</text:p>
      <text:p text:style-name="P2"><text:span text:style-name="T7">allMovies</text:span> <text:span text:style-name="T11">=</text:span> <text:span text:style-name="T7">movies</text:span>; </text:p>
      <text:p text:style-name="P2"><text:span text:style-name="T16">renderMovies</text:span>(<text:span text:style-name="T7">allMovies</text:span>); </text:p>
      <text:p text:style-name="P2">})</text:p>
      <text:p text:style-name="P2">.<text:span text:style-name="T16">catch</text:span>(<text:span text:style-name="T7">error</text:span> <text:span text:style-name="T4">=&gt;</text:span> <text:span text:style-name="T7">console</text:span>.<text:span text:style-name="T16">error</text:span>(<text:span text:style-name="T9">'Error fetching movies:'</text:span>, <text:span text:style-name="T7">error</text:span>));</text:p>
      <text:p text:style-name="P2">}</text:p>
      <text:p text:style-name="P2"><text:span text:style-name="T16">fetchMovies</text:span>(); </text:p>
      <text:p text:style-name="P4"/>
      <text:p text:style-name="P2"><text:span text:style-name="T17">searchInput</text:span>.<text:span text:style-name="T16">addEventListener</text:span>(<text:span text:style-name="T9">'input'</text:span>, <text:span text:style-name="T4">function</text:span>() {</text:p>
      <text:p text:style-name="P2"><text:span text:style-name="T4">const</text:span> <text:span text:style-name="T17">searchTerm</text:span> <text:span text:style-name="T11">=</text:span> <text:span text:style-name="T17">searchInput</text:span>.<text:span text:style-name="T7">value</text:span>.<text:span text:style-name="T16">toLowerCase</text:span>();</text:p>
      <text:p text:style-name="P2"><text:span text:style-name="T4">const</text:span> <text:span text:style-name="T17">filteredMovies</text:span> <text:span text:style-name="T11">=</text:span> <text:span text:style-name="T7">allMovies</text:span>.<text:span text:style-name="T16">filter</text:span>(<text:span text:style-name="T7">movie</text:span> <text:span text:style-name="T4">=&gt;</text:span> {</text:p>
      <text:p text:style-name="P2"><text:soft-page-break/><text:span text:style-name="T4">const</text:span> <text:span text:style-name="T17">titleMatch</text:span> <text:span text:style-name="T11">=</text:span> <text:span text:style-name="T7">movie</text:span>.<text:span text:style-name="T7">title</text:span>.<text:span text:style-name="T16">toLowerCase</text:span>().<text:span text:style-name="T16">includes</text:span>(<text:span text:style-name="T17">searchTerm</text:span>);</text:p>
      <text:p text:style-name="P2"><text:span text:style-name="T4">const</text:span> <text:span text:style-name="T17">genreMatch</text:span> <text:span text:style-name="T11">=</text:span> <text:span text:style-name="T7">movie</text:span>.<text:span text:style-name="T7">genre</text:span>.<text:span text:style-name="T16">toLowerCase</text:span>().<text:span text:style-name="T16">includes</text:span>(<text:span text:style-name="T17">searchTerm</text:span>);</text:p>
      <text:p text:style-name="P2"><text:span text:style-name="T19">return</text:span> <text:span text:style-name="T17">titleMatch</text:span> <text:span text:style-name="T11">||</text:span> <text:span text:style-name="T17">genreMatch</text:span>;</text:p>
      <text:p text:style-name="P2">});</text:p>
      <text:p text:style-name="P2"><text:span text:style-name="T16">renderMovies</text:span>(<text:span text:style-name="T17">filteredMovies</text:span>);</text:p>
      <text:p text:style-name="P2">});</text:p>
      <text:p text:style-name="P4"/>
      <text:p text:style-name="P2"><text:span text:style-name="T17">form</text:span>.<text:span text:style-name="T16">addEventListener</text:span>(<text:span text:style-name="T9">'submit'</text:span>, <text:span text:style-name="T4">function</text:span>(<text:span text:style-name="T7">event</text:span>) {</text:p>
      <text:p text:style-name="P2"><text:span text:style-name="T7">event</text:span>.<text:span text:style-name="T16">preventDefault</text:span>();</text:p>
      <text:p text:style-name="P2"><text:span text:style-name="T4">const</text:span> <text:span text:style-name="T17">newMovie</text:span> <text:span text:style-name="T11">=</text:span> {</text:p>
      <text:p text:style-name="P2"><text:span text:style-name="T7">title:</text:span> <text:span text:style-name="T7">document</text:span>.<text:span text:style-name="T16">getElementById</text:span>(<text:span text:style-name="T9">'title'</text:span>).<text:span text:style-name="T7">value</text:span>,</text:p>
      <text:p text:style-name="P2"><text:span text:style-name="T7">genre:</text:span> <text:span text:style-name="T7">document</text:span>.<text:span text:style-name="T16">getElementById</text:span>(<text:span text:style-name="T9">'genre'</text:span>).<text:span text:style-name="T7">value</text:span>,</text:p>
      <text:p text:style-name="P2"><text:span text:style-name="T7">year:</text:span> <text:span text:style-name="T16">parseInt</text:span>(<text:span text:style-name="T7">document</text:span>.<text:span text:style-name="T16">getElementById</text:span>(<text:span text:style-name="T9">'year'</text:span>).<text:span text:style-name="T7">value</text:span>)</text:p>
      <text:p text:style-name="P2">};</text:p>
      <text:p text:style-name="P2"><text:span text:style-name="T16">fetch</text:span>(<text:span text:style-name="T17">API_URL</text:span>, {</text:p>
      <text:p text:style-name="P2"><text:span text:style-name="T7">method:</text:span> <text:span text:style-name="T9">'POST'</text:span>,</text:p>
      <text:p text:style-name="P2"><text:span text:style-name="T7">headers:</text:span> { <text:span text:style-name="T9">'Content-Type'</text:span><text:span text:style-name="T7">:</text:span> <text:span text:style-name="T9">'application/json'</text:span> },</text:p>
      <text:p text:style-name="P2"><text:span text:style-name="T7">body:</text:span> <text:span text:style-name="T17">JSON</text:span>.<text:span text:style-name="T16">stringify</text:span>(<text:span text:style-name="T7">newMovie</text:span>),</text:p>
      <text:p text:style-name="P2">})</text:p>
      <text:p text:style-name="P2">.<text:span text:style-name="T16">then</text:span>(<text:span text:style-name="T7">response</text:span> <text:span text:style-name="T4">=&gt;</text:span> {</text:p>
      <text:p text:style-name="P2"><text:span text:style-name="T19">if</text:span> (<text:span text:style-name="T11">!</text:span><text:span text:style-name="T7">response</text:span>.<text:span text:style-name="T7">ok</text:span>) <text:span text:style-name="T19">throw</text:span> <text:span text:style-name="T4">new</text:span> <text:span text:style-name="T16">Error</text:span>(<text:span text:style-name="T9">'Failed to add movie'</text:span>);</text:p>
      <text:p text:style-name="P2"><text:span text:style-name="T19">return</text:span> <text:span text:style-name="T7">response</text:span>.<text:span text:style-name="T16">json</text:span>();</text:p>
      <text:p text:style-name="P2">})</text:p>
      <text:p text:style-name="P2">.<text:span text:style-name="T16">then</text:span>(() <text:span text:style-name="T4">=&gt;</text:span> {</text:p>
      <text:p text:style-name="P2"><text:span text:style-name="T7">form</text:span>.<text:span text:style-name="T16">reset</text:span>();</text:p>
      <text:p text:style-name="P2"><text:span text:style-name="T16">fetchMovies</text:span>();</text:p>
      <text:p text:style-name="P2">})</text:p>
      <text:p text:style-name="P2">.<text:span text:style-name="T16">catch</text:span>(<text:span text:style-name="T7">error</text:span> <text:span text:style-name="T4">=&gt;</text:span> <text:span text:style-name="T7">console</text:span>.<text:span text:style-name="T16">error</text:span>(<text:span text:style-name="T9">'Error adding movie:'</text:span>, <text:span text:style-name="T7">error</text:span>));</text:p>
      <text:p text:style-name="P2">});</text:p>
      <text:p text:style-name="P5"/>
      <text:p text:style-name="P2"><text:span text:style-name="T4">function</text:span> <text:span text:style-name="T16">editMoviePrompt</text:span>(<text:span text:style-name="T7">id</text:span>, <text:span text:style-name="T7">currentTitle</text:span>, <text:span text:style-name="T7">currentYear</text:span>, <text:span text:style-name="T7">currentGenre</text:span>) {</text:p>
      <text:p text:style-name="P2"><text:span text:style-name="T4">const</text:span> <text:span text:style-name="T17">newTitle</text:span> <text:span text:style-name="T11">=</text:span> <text:span text:style-name="T16">prompt</text:span>(<text:span text:style-name="T9">'Enter new Title:'</text:span>, <text:span text:style-name="T7">currentTitle</text:span>);</text:p>
      <text:p text:style-name="P2"><text:span text:style-name="T4">const</text:span> <text:span text:style-name="T17">newYearStr</text:span> <text:span text:style-name="T11">=</text:span> <text:span text:style-name="T16">prompt</text:span>(<text:span text:style-name="T9">'Enter new Year:'</text:span>, <text:span text:style-name="T7">currentYear</text:span>);</text:p>
      <text:p text:style-name="P2"><text:span text:style-name="T4">const</text:span> <text:span text:style-name="T17">newGenre</text:span> <text:span text:style-name="T11">=</text:span> <text:span text:style-name="T16">prompt</text:span>(<text:span text:style-name="T9">'Enter new Genre:'</text:span>, <text:span text:style-name="T7">currentGenre</text:span>);</text:p>
      <text:p text:style-name="P2"><text:span text:style-name="T19">if</text:span> (<text:span text:style-name="T7">newTitle</text:span> <text:span text:style-name="T11">&amp;&amp;</text:span> <text:span text:style-name="T7">newYearStr</text:span> <text:span text:style-name="T11">&amp;&amp;</text:span> <text:span text:style-name="T7">newGenre</text:span>) {</text:p>
      <text:p text:style-name="P2"><text:span text:style-name="T4">const</text:span> <text:span text:style-name="T17">updatedMovie</text:span> <text:span text:style-name="T11">=</text:span> {</text:p>
      <text:p text:style-name="P2"><text:span text:style-name="T7">id:</text:span> <text:span text:style-name="T7">id</text:span>,</text:p>
      <text:p text:style-name="P2"><text:span text:style-name="T7">title:</text:span> <text:span text:style-name="T7">newTitle</text:span>,</text:p>
      <text:p text:style-name="P2"><text:span text:style-name="T7">year:</text:span> <text:span text:style-name="T16">parseInt</text:span>(<text:span text:style-name="T7">newYearStr</text:span>),</text:p>
      <text:p text:style-name="P2"><text:span text:style-name="T7">genre:</text:span> <text:span text:style-name="T7">newGenre</text:span></text:p>
      <text:p text:style-name="P2">};</text:p>
      <text:p text:style-name="P2"><text:span text:style-name="T16">updateMovie</text:span>(<text:span text:style-name="T7">id</text:span>, <text:span text:style-name="T7">updatedMovie</text:span>);</text:p>
      <text:p text:style-name="P2">}</text:p>
      <text:p text:style-name="P2">}</text:p>
      <text:p text:style-name="P4"/>
      <text:p text:style-name="P2"><text:span text:style-name="T4">function</text:span> <text:span text:style-name="T16">updateMovie</text:span>(<text:span text:style-name="T7">movieId</text:span>, <text:span text:style-name="T7">updatedMovieData</text:span>) {</text:p>
      <text:p text:style-name="P2"><text:span text:style-name="T16">fetch</text:span>(<text:span text:style-name="T9">`</text:span><text:span text:style-name="T4">${</text:span><text:span text:style-name="T17">API_URL</text:span><text:span text:style-name="T4">}</text:span><text:span text:style-name="T9">/</text:span><text:span text:style-name="T4">${</text:span><text:span text:style-name="T7">movieId</text:span><text:span text:style-name="T4">}</text:span><text:span text:style-name="T9">`</text:span>, {</text:p>
      <text:p text:style-name="P2"><text:span text:style-name="T7">method:</text:span> <text:span text:style-name="T9">'PUT'</text:span>,</text:p>
      <text:p text:style-name="P2"><text:span text:style-name="T7">headers:</text:span> { <text:span text:style-name="T9">'Content-Type'</text:span><text:span text:style-name="T7">:</text:span> <text:span text:style-name="T9">'application/json'</text:span> },</text:p>
      <text:p text:style-name="P2"><text:span text:style-name="T7">body:</text:span> <text:span text:style-name="T17">JSON</text:span>.<text:span text:style-name="T16">stringify</text:span>(<text:span text:style-name="T7">updatedMovieData</text:span>),</text:p>
      <text:p text:style-name="P2"><text:soft-page-break/>})</text:p>
      <text:p text:style-name="P2">.<text:span text:style-name="T16">then</text:span>(<text:span text:style-name="T7">response</text:span> <text:span text:style-name="T4">=&gt;</text:span> {</text:p>
      <text:p text:style-name="P2"><text:span text:style-name="T19">if</text:span> (<text:span text:style-name="T11">!</text:span><text:span text:style-name="T7">response</text:span>.<text:span text:style-name="T7">ok</text:span>) <text:span text:style-name="T19">throw</text:span> <text:span text:style-name="T4">new</text:span> <text:span text:style-name="T16">Error</text:span>(<text:span text:style-name="T9">'Failed to update movie'</text:span>);</text:p>
      <text:p text:style-name="P2"><text:span text:style-name="T19">return</text:span> <text:span text:style-name="T7">response</text:span>.<text:span text:style-name="T16">json</text:span>();</text:p>
      <text:p text:style-name="P2">})</text:p>
      <text:p text:style-name="P2">.<text:span text:style-name="T16">then</text:span>(() <text:span text:style-name="T4">=&gt;</text:span> {</text:p>
      <text:p text:style-name="P2"><text:span text:style-name="T16">fetchMovies</text:span>();</text:p>
      <text:p text:style-name="P2">})</text:p>
      <text:p text:style-name="P2">.<text:span text:style-name="T16">catch</text:span>(<text:span text:style-name="T7">error</text:span> <text:span text:style-name="T4">=&gt;</text:span> <text:span text:style-name="T7">console</text:span>.<text:span text:style-name="T16">error</text:span>(<text:span text:style-name="T9">'Error updating movie:'</text:span>, <text:span text:style-name="T7">error</text:span>));</text:p>
      <text:p text:style-name="P2">}</text:p>
      <text:p text:style-name="P5"/>
      <text:p text:style-name="P2"><text:span text:style-name="T4">function</text:span> <text:span text:style-name="T16">deleteMovie</text:span>(<text:span text:style-name="T7">movieId</text:span>) {</text:p>
      <text:p text:style-name="P2"><text:span text:style-name="T16">fetch</text:span>(<text:span text:style-name="T9">`</text:span><text:span text:style-name="T4">${</text:span><text:span text:style-name="T17">API_URL</text:span><text:span text:style-name="T4">}</text:span><text:span text:style-name="T9">/</text:span><text:span text:style-name="T4">${</text:span><text:span text:style-name="T7">movieId</text:span><text:span text:style-name="T4">}</text:span><text:span text:style-name="T9">`</text:span>, {</text:p>
      <text:p text:style-name="P2"><text:span text:style-name="T7">method:</text:span> <text:span text:style-name="T9">'DELETE'</text:span>,</text:p>
      <text:p text:style-name="P2">})</text:p>
      <text:p text:style-name="P2">.<text:span text:style-name="T16">then</text:span>(<text:span text:style-name="T7">response</text:span> <text:span text:style-name="T4">=&gt;</text:span> {</text:p>
      <text:p text:style-name="P2"><text:span text:style-name="T19">if</text:span> (<text:span text:style-name="T11">!</text:span><text:span text:style-name="T7">response</text:span>.<text:span text:style-name="T7">ok</text:span>) <text:span text:style-name="T19">throw</text:span> <text:span text:style-name="T4">new</text:span> <text:span text:style-name="T16">Error</text:span>(<text:span text:style-name="T9">'Failed to delete movie'</text:span>);</text:p>
      <text:p text:style-name="P2"><text:span text:style-name="T16">fetchMovies</text:span>(); </text:p>
      <text:p text:style-name="P2">})</text:p>
      <text:p text:style-name="P2">.<text:span text:style-name="T16">catch</text:span>(<text:span text:style-name="T7">error</text:span> <text:span text:style-name="T4">=&gt;</text:span> <text:span text:style-name="T7">console</text:span>.<text:span text:style-name="T16">error</text:span>(<text:span text:style-name="T9">'Error deleting movie:'</text:span>, <text:span text:style-name="T7">error</text:span>));</text:p>
      <text:p text:style-name="P2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5:40:05.670640407</meta:creation-date>
    <dc:date>2025-12-03T16:09:48.462388307</dc:date>
    <meta:editing-duration>PT19M3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237" meta:word-count="589" meta:character-count="5448" meta:non-whitespace-character-count="5066"/>
  </office:meta>
</office:document-meta>
</file>